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 style:snap-to-layout-gri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Prénom_20_NOM">
      <style:text-properties fo:font-weight="normal" style:font-weight-asian="normal" style:font-weight-complex="bold"/>
    </style:style>
    <style:style style:name="P14" style:family="paragraph" style:parent-style-name="Text_20_body_20_indent">
      <style:paragraph-properties fo:margin-left="0cm" fo:margin-right="0cm" fo:text-indent="0cm" style:auto-text-indent="false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float" office:value="0" text:name="commissionep_dateseanc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1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10"><text:user-field-get text:name="dossierep_personne_qual"/> <text:user-field-get text:name="dossierep_personne_prenom"/> <text:user-field-get text:name="dossierep_personne_nom"/></text:p>
            <text:p text:style-name="P10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8"><text:span text:style-name="T4"><text:user-field-get text:name="dossierep_personne_foyer_adressefoyer_0_adresse_codepos"/></text:span><text:span text:style-name="T4"> </text:span><text:span text:style-name="T4"><text:user-field-get text:name="dossierep_personne_foyer_adressefoyer_0_adresse_locaadr"/></text:span>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82_1331295131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94_1331295131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N° allocataire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202_1331295131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Ketty LACOM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211_1331295131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.76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18" text:outline-level="4">Bobigny, le <text:date style:data-style-name="N76" text:date-value="2011-05-24T14:54:57" text:fixed="true">24 mai 2011</text:date></text:h>
          </table:table-cell>
          <table:covered-table-cell/>
          <table:covered-table-cell/>
          <table:covered-table-cell/>
          <table:covered-table-cell/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><text:user-field-get text:name="dossierep_personne_qual"/>,</text:p>
      <text:p text:style-name="P9"/>
      <text:p text:style-name="P9">L’équipe pluridisciplinaire s’est réunie le <text:user-field-get style:data-style-name="N36" text:name="commissionep_dateseance">30/12/1899</text:user-field-get> afin d’examiner votre situation.</text:p>
      <text:p text:style-name="P9"/>
      <text:p text:style-name="P15">Compte tenu des informations que nous avons recueillies, l’équipe pluridisciplinaire a décidé de maintenir votre allocation.</text:p>
      <text:p text:style-name="P15"/>
      <text:p text:style-name="P15">Néanmoins, je vous rappelle que vous devez élaborer un contrat d’engagement réciproque avec l’aide de votre service référent désigné ci-dessous :</text:p>
      <text:p text:style-name="P15"/>
      <text:p text:style-name="P17"><text:user-field-get text:name="structurereferente_lib_struc"/></text:p>
      <text:p text:style-name="P17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<text:p text:style-name="P16"/>
      <text:p text:style-name="P9"><text:span text:style-name="T3">Je vous prie d’agréer</text:span><text:bookmark-start text:name="ListeDéroulante2"/><text:span text:style-name="T3">, </text:span><text:bookmark-end text:name="ListeDéroulante2"/><text:span text:style-name="T3"><text:user-field-get text:name="dossierep_personne_qual"/></text:span><text:span text:style-name="T3">, l’expression de mes salutations distinguées.</text:span>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3">Chef de Bureau Adjointe de l’Accès </text:p>
      <text:p text:style-name="P13">au Droit et de l’Allocatio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5:00</meta:creation-date>
    <dc:creator>Christian Buffin</dc:creator>
    <dc:date>2011-05-26T14:18:49</dc:date>
    <meta:print-date>2011-04-18T12:43:00</meta:print-date>
    <meta:editing-cycles>8</meta:editing-cycles>
    <meta:editing-duration>PT46M21S</meta:editing-duration>
    <meta:generator>LibreOffice/3.3$Linux LibreOffice_project/330m19$Build-202</meta:generator>
    <meta:document-statistic meta:table-count="1" meta:image-count="0" meta:object-count="0" meta:page-count="1" meta:paragraph-count="21" meta:word-count="102" meta:character-count="667"/>
    <meta:user-defined meta:name="Info 1"/>
    <meta:user-defined meta:name="Info 2"/>
    <meta:user-defined meta:name="Info 3"/>
    <meta:user-defined meta:name="Info 4"/>
  </office:meta>
</office:document-meta>
</file>